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27H20M07.638051S" calcext:value-type="time">
            <text:p>1127:2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Function parameter cleanup pas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3]-[.B223] &gt; 0; [.C223]-[.B2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3]-[.F223] &gt; 0; [.G223]-[.F223]; 0)" office:value-type="time" office:time-value="PT00H00M00S" calcext:value-type="time">
            <text:p>00:00</text:p>
          </table:table-cell>
          <table:table-cell table:formula="of:=[.D223]+[.H2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4]-[.B224] &gt; 0; [.C224]-[.B2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4]-[.F224] &gt; 0; [.G224]-[.F224]; 0)" office:value-type="time" office:time-value="PT00H00M00S" calcext:value-type="time">
            <text:p>00:00</text:p>
          </table:table-cell>
          <table:table-cell table:formula="of:=[.D224]+[.H2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08:06:09.6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22T09:11:29.394000000</dc:date>
    <meta:editing-duration>P49DT17H19M17S</meta:editing-duration>
    <meta:editing-cycles>1311</meta:editing-cycles>
    <meta:generator>LibreOffice/7.2.6.2$Windows_X86_64 LibreOffice_project/b0ec3a565991f7569a5a7f5d24fed7f52653d754</meta:generator>
    <meta:document-statistic meta:table-count="2" meta:cell-count="1662" meta:object-count="0"/>
  </office:meta>
</office:document-meta>
</file>